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solid" svg:stroke-width="0.026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15" style:family="graphic" style:parent-style-name="standard">
      <style:graphic-properties loext:decorative="false"/>
    </style:style>
    <style:style style:name="gr16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17" style:family="graphic" style:parent-style-name="standard" style:list-style-name="L6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18" style:family="graphic" style:parent-style-name="standard" style:list-style-name="L6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pr1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outline1">
      <style:graphic-properties fo:min-height="11.928cm" loext:decorative="false"/>
      <style:paragraph-properties style:writing-mode="lr-tb"/>
    </style:style>
    <style:style style:name="pr4" style:family="presentation" style:parent-style-name="JTM-title">
      <style:graphic-properties fo:min-height="2.63cm" loext:decorative="false"/>
      <style:paragraph-properties style:writing-mode="lr-tb"/>
    </style:style>
    <style:style style:name="pr5" style:family="presentation" style:parent-style-name="JTM-outline1">
      <style:graphic-properties loext:decorative="false"/>
      <style:paragraph-properties style:writing-mode="lr-tb"/>
    </style:style>
    <style:style style:name="pr6" style:family="presentation" style:parent-style-name="JTM-title">
      <style:graphic-properties draw:auto-grow-height="true" fo:min-height="2.77cm" loext:decorative="false"/>
      <style:paragraph-properties style:writing-mode="lr-tb"/>
    </style:style>
    <style:style style:name="pr7" style:family="presentation" style:parent-style-name="JTM-outline1">
      <style:graphic-properties fo:min-height="11.929cm" loext:decorative="false"/>
      <style:paragraph-properties style:writing-mode="lr-tb"/>
    </style:style>
    <style:style style:name="pr8" style:family="presentation" style:parent-style-name="JTM-title">
      <style:graphic-properties draw:auto-grow-height="true" fo:min-height="2.776cm" loext:decorative="false"/>
      <style:paragraph-properties style:writing-mode="lr-tb"/>
    </style:style>
    <style:style style:name="pr9" style:family="presentation" style:parent-style-name="JTM-title">
      <style:graphic-properties fo:min-height="1.849cm" loext:decorative="false"/>
      <style:paragraph-properties style:writing-mode="lr-tb"/>
    </style:style>
    <style:style style:name="pr10" style:family="presentation" style:parent-style-name="JTM-title">
      <style:graphic-properties fo:min-height="2.77cm" loext:decorative="false"/>
      <style:paragraph-properties style:writing-mode="lr-tb"/>
    </style:style>
    <style:style style:name="pr11" style:family="presentation" style:parent-style-name="JTM-title">
      <style:graphic-properties fo:min-height="1.388cm" loext:decorative="false"/>
      <style:paragraph-properties style:writing-mode="lr-tb"/>
    </style:style>
    <style:style style:name="pr12" style:family="presentation" style:parent-style-name="JTM-outline1">
      <style:graphic-properties fo:min-height="16.006cm" loext:decorative="false"/>
      <style:paragraph-properties style:writing-mode="lr-tb"/>
    </style:style>
    <style:style style:name="co1" style:family="table-column">
      <style:table-column-properties style:column-width="6.457cm" style:use-optimal-column-width="false"/>
    </style:style>
    <style:style style:name="co2" style:family="table-column">
      <style:table-column-properties style:column-width="13.70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683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.5cm" fo:line-height="125%" fo:text-indent="0cm"/>
    </style:style>
    <style:style style:name="P4" style:family="paragraph">
      <style:text-properties style:font-name="DejaVu Sans Mono1" fo:font-size="32pt" style:font-size-asian="32pt" style:font-size-complex="32pt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margin-left="1.27cm" fo:margin-right="0cm" fo:margin-top="0.123cm" fo:margin-bottom="0cm" fo:line-height="100%" fo:text-indent="-1.27cm" style:punctuation-wrap="hanging" style:line-break="strict"/>
      <style:text-properties style:font-name="DejaVu Sans Mono1" fo:font-size="11.1999998092651pt" style:font-size-asian="15pt" style:font-size-complex="15pt"/>
    </style:style>
    <style:style style:name="P7" style:family="paragraph">
      <loext:graphic-properties draw:fill="none" draw:fill-color="#c9ddf1"/>
      <style:paragraph-properties fo:margin-left="1.27cm" fo:margin-right="0cm" fo:margin-top="0.123cm" fo:margin-bottom="0cm" fo:line-height="100%" fo:text-indent="-1.27cm" style:punctuation-wrap="hanging" style:line-break="strict" style:writing-mode="lr-tb" style:font-independent-line-spacing="true"/>
      <style:text-properties style:font-name="DejaVu Sans Mono1" fo:font-size="11.1999998092651pt" style:font-size-asian="15pt" style:font-size-complex="15pt"/>
    </style:style>
    <style:style style:name="P8" style:family="paragraph">
      <style:paragraph-properties fo:margin-left="1.27cm" fo:margin-right="0cm" fo:margin-top="0.123cm" fo:margin-bottom="0cm" fo:line-height="100%" fo:text-indent="-1.27cm" style:punctuation-wrap="hanging" style:line-break="strict"/>
      <style:text-properties fo:font-size="13.5pt"/>
    </style:style>
    <style:style style:name="P9" style:family="paragraph">
      <loext:graphic-properties draw:fill="none" draw:fill-color="#c9ddf1"/>
      <style:paragraph-properties fo:margin-left="1.27cm" fo:margin-right="0cm" fo:margin-top="0.123cm" fo:margin-bottom="0cm" fo:line-height="100%" fo:text-indent="-1.27cm" style:punctuation-wrap="hanging" style:line-break="strict" style:writing-mode="lr-tb" style:font-independent-line-spacing="true"/>
      <style:text-properties fo:font-size="13.5pt"/>
    </style:style>
    <style:style style:name="P10" style:family="paragraph">
      <style:paragraph-properties fo:margin-left="1.27cm" fo:margin-right="0cm" fo:margin-top="0.132cm" fo:margin-bottom="0cm" fo:line-height="100%" fo:text-indent="-1.27cm" style:punctuation-wrap="hanging" style:line-break="strict"/>
      <style:text-properties fo:color="#006600" loext:opacity="100%" fo:font-size="13.5pt" style:text-underline-style="none"/>
    </style:style>
    <style:style style:name="P11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color="#006600" loext:opacity="100%" fo:font-size="13.5pt" style:text-underline-style="none"/>
    </style:style>
    <style:style style:name="P12" style:family="paragraph">
      <style:paragraph-properties fo:margin-left="1.27cm" fo:margin-right="0cm" fo:margin-top="0.132cm" fo:margin-bottom="0cm" fo:line-height="100%" fo:text-indent="-1.27cm" style:punctuation-wrap="hanging" style:line-break="strict"/>
      <style:text-properties fo:color="#ff0000" loext:opacity="100%" fo:font-size="13.5pt" style:text-underline-style="none" fo:font-weight="bold" style:font-weight-asian="bold" style:font-weight-complex="bold"/>
    </style:style>
    <style:style style:name="P13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color="#ff0000" loext:opacity="100%" fo:font-size="13.5pt" style:text-underline-style="none" fo:font-weight="bold" style:font-weight-asian="bold" style:font-weight-complex="bold"/>
    </style:style>
    <style:style style:name="P14" style:family="paragraph">
      <style:paragraph-properties fo:margin-left="1.27cm" fo:margin-right="0cm" fo:margin-top="0.176cm" fo:margin-bottom="0cm" fo:line-height="100%" fo:text-indent="-1.27cm" style:punctuation-wrap="hanging" style:line-break="strict"/>
      <style:text-properties fo:font-size="13.5pt"/>
    </style:style>
    <style:style style:name="P15" style:family="paragraph">
      <loext:graphic-properties draw:fill="none" draw:fill-color="#c9ddf1"/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  <style:text-properties fo:font-size="13.5pt"/>
    </style:style>
    <style:style style:name="P16" style:family="paragraph">
      <style:paragraph-properties fo:margin-left="1.27cm" fo:margin-right="0cm" fo:margin-top="0.176cm" fo:margin-bottom="0cm" fo:line-height="100%" fo:text-indent="-1.27cm" style:punctuation-wrap="hanging" style:line-break="strict"/>
      <style:text-properties fo:color="#006600" loext:opacity="100%" fo:font-size="13.5pt"/>
    </style:style>
    <style:style style:name="P17" style:family="paragraph">
      <loext:graphic-properties draw:fill="none" draw:fill-color="#c9ddf1"/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  <style:text-properties fo:color="#006600" loext:opacity="100%" fo:font-size="13.5pt"/>
    </style:style>
    <style:style style:name="P18" style:family="paragraph">
      <style:paragraph-properties fo:margin-left="1.27cm" fo:margin-right="0cm" fo:margin-top="0.132cm" fo:margin-bottom="0cm" fo:line-height="100%" fo:text-indent="-1.27cm" style:punctuation-wrap="hanging" style:line-break="strict"/>
      <style:text-properties fo:font-size="13.5pt"/>
    </style:style>
    <style:style style:name="P19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font-size="13.5pt"/>
    </style:style>
    <style:style style:name="P20" style:family="paragraph">
      <style:paragraph-properties fo:margin-left="1.27cm" fo:margin-right="0cm" fo:margin-top="0.132cm" fo:margin-bottom="0cm" fo:line-height="100%" fo:text-indent="-1.27cm" style:punctuation-wrap="hanging" style:line-break="strict"/>
      <style:text-properties fo:color="#006600" loext:opacity="100%" fo:font-size="13.5pt"/>
    </style:style>
    <style:style style:name="P21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color="#006600" loext:opacity="100%" fo:font-size="13.5pt"/>
    </style:style>
    <style:style style:name="P22" style:family="paragraph">
      <style:paragraph-properties fo:margin-left="1.27cm" fo:margin-right="0cm" fo:margin-top="0.194cm" fo:margin-bottom="0cm" fo:line-height="100%" fo:text-indent="-1.27cm" style:punctuation-wrap="hanging" style:line-break="strict"/>
      <style:text-properties fo:font-size="13.5pt"/>
    </style:style>
    <style:style style:name="P23" style:family="paragraph">
      <loext:graphic-properties draw:fill="none" draw:fill-color="#c9ddf1"/>
      <style:paragraph-properties fo:margin-left="1.27cm" fo:margin-right="0cm" fo:margin-top="0.194cm" fo:margin-bottom="0cm" fo:line-height="100%" fo:text-indent="-1.27cm" style:punctuation-wrap="hanging" style:line-break="strict" style:writing-mode="lr-tb" style:font-independent-line-spacing="true"/>
      <style:text-properties fo:font-size="13.5pt"/>
    </style:style>
    <style:style style:name="P24" style:family="paragraph">
      <style:paragraph-properties fo:margin-left="1.27cm" fo:margin-right="0cm" fo:margin-top="0.194cm" fo:margin-bottom="0cm" fo:line-height="100%" fo:text-indent="-1.27cm" style:punctuation-wrap="hanging" style:line-break="strict" loext:tab-stop-distance="0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font-size="13.5pt"/>
    </style:style>
    <style:style style:name="P25" style:family="paragraph">
      <style:text-properties fo:font-size="13.5pt"/>
    </style:style>
    <style:style style:name="P26" style:family="paragraph">
      <style:text-properties fo:font-size="13.5pt" style:font-weight-asian="bold" style:font-weight-complex="bold"/>
    </style:style>
    <style:style style:name="P27" style:family="paragraph">
      <style:text-properties fo:font-size="13.5pt" fo:font-weight="bold" style:font-weight-asian="bold" style:font-weight-complex="bold"/>
    </style:style>
    <style:style style:name="P28" style:family="paragraph">
      <style:paragraph-properties fo:margin-left="1.27cm" fo:margin-right="0cm" fo:margin-top="0.141cm" fo:margin-bottom="0cm" fo:line-height="100%" fo:text-indent="-1.27cm" style:punctuation-wrap="hanging" style:line-break="strict"/>
      <style:text-properties fo:font-size="13.5pt"/>
    </style:style>
    <style:style style:name="P29" style:family="paragraph">
      <loext:graphic-properties draw:fill="none" draw:fill-color="#c9ddf1"/>
      <style:paragraph-properties fo:margin-left="1.27cm" fo:margin-right="0cm" fo:margin-top="0.141cm" fo:margin-bottom="0cm" fo:line-height="100%" fo:text-indent="-1.27cm" style:punctuation-wrap="hanging" style:line-break="strict" style:writing-mode="lr-tb" style:font-independent-line-spacing="true"/>
      <style:text-properties fo:font-size="13.5pt"/>
    </style:style>
    <style:style style:name="P30" style:family="paragraph">
      <style:paragraph-properties fo:margin-left="1.27cm" fo:margin-right="0cm" fo:margin-top="0.141cm" fo:margin-bottom="0cm" fo:line-height="100%" fo:text-indent="-1.27cm" style:punctuation-wrap="hanging" style:line-break="strict" loext:tab-stop-distance="0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font-size="13.5pt"/>
    </style:style>
    <style:style style:name="P31" style:family="paragraph">
      <style:paragraph-properties fo:margin-left="1.27cm" fo:margin-right="0cm" fo:margin-top="0.211cm" fo:margin-bottom="0cm" fo:line-height="100%" fo:text-align="center" fo:text-indent="-1.27cm" style:punctuation-wrap="hanging" style:line-break="strict"/>
    </style:style>
    <style:style style:name="P32" style:family="paragraph">
      <style:paragraph-properties fo:margin-left="0cm" fo:margin-right="0cm" fo:margin-top="0.396cm" fo:margin-bottom="0cm" fo:line-height="100%" fo:text-indent="0cm" style:punctuation-wrap="hanging" style:line-break="strict"/>
      <style:text-properties fo:font-size="13.5pt"/>
    </style:style>
    <style:style style:name="P33" style:family="paragraph">
      <loext:graphic-properties draw:fill="none" draw:fill-color="#c9ddf1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font-size="13.5pt"/>
    </style:style>
    <style:style style:name="P34" style:family="paragraph">
      <style:paragraph-properties fo:margin-left="0cm" fo:margin-right="0cm" fo:line-height="100%" fo:text-indent="0cm" style:punctuation-wrap="hanging" style:line-break="strict"/>
      <style:text-properties fo:font-size="15pt" style:font-size-asian="20pt" style:font-size-complex="20pt"/>
    </style:style>
    <style:style style:name="P35" style:family="paragraph">
      <loext:graphic-properties draw:fill="none" draw:fill-color="#c9ddf1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5pt" style:font-size-asian="20pt" style:font-size-complex="20pt"/>
    </style:style>
    <style:style style:name="P36" style:family="paragraph">
      <style:paragraph-properties fo:margin-left="0cm" fo:margin-right="0cm" fo:margin-top="0.141cm" fo:margin-bottom="0cm" fo:line-height="100%" fo:text-indent="0cm" style:punctuation-wrap="hanging" style:line-break="strict"/>
      <style:text-properties fo:font-size="13.5pt"/>
    </style:style>
    <style:style style:name="P37" style:family="paragraph">
      <loext:graphic-properties draw:fill="none" draw:fill-color="#c9ddf1"/>
      <style:paragraph-properties fo:margin-left="0cm" fo:margin-right="0cm" fo:margin-top="0.141cm" fo:margin-bottom="0cm" fo:line-height="100%" fo:text-indent="0cm" style:punctuation-wrap="hanging" style:line-break="strict" style:writing-mode="lr-tb" style:font-independent-line-spacing="true"/>
      <style:text-properties fo:font-size="13.5pt"/>
    </style:style>
    <style:style style:name="P38" style:family="paragraph">
      <loext:graphic-properties draw:fill-color="#ffffff"/>
      <style:text-properties fo:font-size="28.1000003814697pt"/>
    </style:style>
    <style:style style:name="P39" style:family="paragraph"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color="#000000" loext:opacity="100%" style:text-outline="false" style:text-line-through-style="none" style:text-line-through-type="none" style:font-name="Liberation Sans1" fo:font-size="32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color="#000000" loext:opacity="100%" style:font-name="DejaVu Sans Mono1" fo:font-size="32pt" fo:language="en" fo:country="US" style:font-name-asian="Liberation Mono1" style:font-size-asian="32pt" style:font-size-complex="32pt"/>
    </style:style>
    <style:style style:name="T6" style:family="text">
      <style:text-properties fo:color="#007100" loext:opacity="100%" style:font-name="DejaVu Sans Mono1" fo:font-size="32pt" fo:language="en" fo:country="US" style:font-name-asian="Liberation Mono1" style:font-size-asian="32pt" style:font-size-complex="32pt"/>
    </style:style>
    <style:style style:name="T7" style:family="text">
      <style:text-properties fo:color="#0000cc" loext:opacity="100%" style:font-name="DejaVu Sans Mono1" fo:font-size="32pt" fo:language="en" fo:country="US" style:font-name-asian="Liberation Mono1" style:font-size-asian="32pt" style:font-size-complex="32pt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color="#0000ff" loext:opacity="100%" fo:language="en" fo:country="US"/>
    </style:style>
    <style:style style:name="T11" style:family="text">
      <style:text-properties fo:color="#ff0000" loext:opacity="100%" fo:language="en" fo:country="US"/>
    </style:style>
    <style:style style:name="T12" style:family="text">
      <style:text-properties fo:color="#00ac00" loext:opacity="100%" fo:language="en" fo:country="US"/>
    </style:style>
    <style:style style:name="T13" style:family="text">
      <style:text-properties fo:color="#ff00ff" loext:opacity="100%" fo:language="en" fo:country="US"/>
    </style:style>
    <style:style style:name="T14" style:family="text">
      <style:text-properties style:font-name="Courier New" fo:font-size="15pt" fo:language="en" fo:country="US" fo:font-weight="bold" style:font-name-asian="Courier New" style:font-size-asian="15pt" style:font-weight-asian="bold" style:font-name-complex="Courier New" style:font-size-complex="15pt" style:font-weight-complex="bold"/>
    </style:style>
    <style:style style:name="T15" style:family="text">
      <style:text-properties fo:color="#ee493c" loext:opacity="100%" style:font-name="Courier New" fo:font-size="15pt" fo:language="en" fo:country="US" style:text-underline-style="solid" style:text-underline-width="auto" style:text-underline-color="font-color" fo:font-weight="bold" style:font-name-asian="Courier New" style:font-size-asian="15pt" style:font-weight-asian="bold" style:font-name-complex="Courier New" style:font-size-complex="15pt" style:font-weight-complex="bold"/>
    </style:style>
    <style:style style:name="T16" style:family="text">
      <style:text-properties fo:color="#ee493c" loext:opacity="100%" style:font-name="Courier New" fo:font-size="15pt" fo:language="en" fo:country="US" fo:font-weight="bold" style:font-name-asian="Courier New" style:font-size-asian="15pt" style:font-weight-asian="bold" style:font-name-complex="Courier New" style:font-size-complex="15pt" style:font-weight-complex="bold"/>
    </style:style>
    <style:style style:name="T17" style:family="text">
      <style:text-properties fo:color="#ff00ff" loext:opacity="100%" style:font-name="Courier New" fo:font-size="15pt" fo:language="en" fo:country="US" style:text-underline-style="none" fo:font-weight="bold" style:font-name-asian="Courier New" style:font-size-asian="15pt" style:font-weight-asian="bold" style:font-name-complex="Courier New" style:font-size-complex="15pt" style:font-weight-complex="bold"/>
    </style:style>
    <style:style style:name="T18" style:family="text">
      <style:text-properties style:font-name="Courier New" fo:font-size="14pt" fo:language="en" fo:country="US" fo:font-weight="bold" style:font-name-asian="Courier New" style:font-size-asian="14pt" style:font-weight-asian="bold" style:font-name-complex="Courier New" style:font-size-complex="14pt" style:font-weight-complex="bold"/>
    </style:style>
    <style:style style:name="T19" style:family="text">
      <style:text-properties fo:color="#00ac00" loext:opacity="100%" style:font-name="Courier New" fo:font-size="14pt" fo:language="en" fo:country="US" style:text-underline-style="solid" style:text-underline-width="auto" style:text-underline-color="font-color" fo:font-weight="bold" style:font-name-asian="Courier New" style:font-size-asian="14pt" style:font-weight-asian="bold" style:font-name-complex="Courier New" style:font-size-complex="14pt" style:font-weight-complex="bold"/>
    </style:style>
    <style:style style:name="T20" style:family="text">
      <style:text-properties fo:color="#531ffb" loext:opacity="100%" style:font-name="Courier New" fo:font-size="14pt" fo:language="en" fo:country="US" style:text-underline-style="solid" style:text-underline-width="auto" style:text-underline-color="font-color" fo:font-weight="bold" style:font-name-asian="Courier New" style:font-size-asian="14pt" style:font-weight-asian="bold" style:font-name-complex="Courier New" style:font-size-complex="14pt" style:font-weight-complex="bold"/>
    </style:style>
    <style:style style:name="T21" style:family="text">
      <style:text-properties fo:color="#531ffb" loext:opacity="100%" style:font-name="Courier New" fo:font-size="14pt" fo:language="en" fo:country="US" fo:font-weight="bold" style:font-name-asian="Courier New" style:font-size-asian="14pt" style:font-weight-asian="bold" style:font-name-complex="Courier New" style:font-size-complex="14pt" style:font-weight-complex="bold"/>
    </style:style>
    <style:style style:name="T22" style:family="text">
      <style:text-properties fo:color="#006600" loext:opacity="100%" style:font-name="Courier New" fo:font-size="15pt" fo:language="en" fo:country="US" style:text-underline-style="none" fo:font-weight="bold" style:font-name-asian="Courier New" style:font-size-asian="15pt" style:font-weight-asian="bold" style:font-name-complex="Courier New" style:font-size-complex="15pt" style:font-weight-complex="bold"/>
    </style:style>
    <style:style style:name="T23" style:family="text">
      <style:text-properties fo:color="#ff0000" loext:opacity="100%" style:font-name="Courier New" fo:font-size="15pt" fo:language="en" fo:country="US" style:text-underline-style="none" fo:font-weight="bold" style:font-name-asian="Courier New" style:font-size-asian="15pt" style:font-weight-asian="bold" style:font-name-complex="Courier New" style:font-size-complex="15pt" style:font-weight-complex="bold"/>
    </style:style>
    <style:style style:name="T24" style:family="text">
      <style:text-properties fo:color="#ee493c" loext:opacity="100%" style:font-name="Courier New" fo:font-size="20pt" fo:language="en" fo:country="US" fo:font-weight="bold" style:font-name-asian="Courier New" style:font-size-asian="20pt" style:font-weight-asian="bold" style:font-name-complex="Courier New" style:font-size-complex="20pt" style:font-weight-complex="bold"/>
    </style:style>
    <style:style style:name="T25" style:family="text">
      <style:text-properties fo:color="#006600" loext:opacity="100%" style:font-name="Courier New" fo:font-size="20pt" fo:language="en" fo:country="US" fo:font-weight="bold" style:font-name-asian="Courier New" style:font-size-asian="20pt" style:font-weight-asian="bold" style:font-name-complex="Courier New" style:font-size-complex="20pt" style:font-weight-complex="bold"/>
    </style:style>
    <style:style style:name="T26" style:family="text">
      <style:text-properties fo:color="#006600" loext:opacity="100%" style:font-name="Courier New" fo:font-size="24pt" fo:language="en" fo:country="US" fo:font-weight="bold" style:font-name-asian="Courier New" style:font-size-asian="24pt" style:font-weight-asian="bold" style:font-name-complex="Courier New" style:font-size-complex="24pt" style:font-weight-complex="bold"/>
    </style:style>
    <style:style style:name="T27" style:family="text">
      <style:text-properties fo:color="#000000" loext:opacity="100%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normal" style:letter-kerning="true" style:font-name-asian="WenQuanYi Micro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6600" loext:opacity="100%" style:font-name="Courier New" fo:font-size="15pt" fo:language="en" fo:country="US" fo:font-weight="bold" style:font-name-asian="Courier New" style:font-size-asian="15pt" style:font-weight-asian="bold" style:font-name-complex="Courier New" style:font-size-complex="15pt" style:font-weight-complex="bold"/>
    </style:style>
    <style:style style:name="T29" style:family="text">
      <style:text-properties fo:color="#ff0000" loext:opacity="100%" style:font-name="Courier New" fo:font-size="20pt" fo:language="en" fo:country="US" fo:font-weight="bold" style:font-name-asian="Courier New" style:font-size-asian="20pt" style:font-weight-asian="bold" style:font-name-complex="Courier New" style:font-size-complex="20pt" style:font-weight-complex="bold"/>
    </style:style>
    <style:style style:name="T30" style:family="text">
      <style:text-properties style:font-name="Courier New" fo:font-size="20pt" fo:language="en" fo:country="US" fo:font-weight="bold" style:font-name-asian="Courier New" style:font-size-asian="20pt" style:font-weight-asian="bold" style:font-name-complex="Courier New" style:font-size-complex="20pt" style:font-weight-complex="bold"/>
    </style:style>
    <style:style style:name="T31" style:family="text">
      <style:text-properties fo:color="#ff0000" loext:opacity="100%" style:font-name="Courier New" fo:font-size="22pt" fo:language="en" fo:country="US" fo:font-weight="bold" style:font-name-asian="Courier New" style:font-size-asian="22pt" style:font-weight-asian="bold" style:font-name-complex="Courier New" style:font-size-complex="22pt" style:font-weight-complex="bold"/>
    </style:style>
    <style:style style:name="T32" style:family="text">
      <style:text-properties style:font-name="Courier New" fo:font-size="22pt" fo:language="en" fo:country="US" fo:font-weight="bold" style:font-name-asian="Courier New" style:font-size-asian="22pt" style:font-weight-asian="bold" style:font-name-complex="Courier New" style:font-size-complex="22pt" style:font-weight-complex="bold"/>
    </style:style>
    <style:style style:name="T33" style:family="text">
      <style:text-properties fo:color="#006600" loext:opacity="100%" style:font-name="Courier New" fo:font-size="22pt" fo:language="en" fo:country="US" fo:font-weight="bold" style:font-name-asian="Courier New" style:font-size-asian="22pt" style:font-weight-asian="bold" style:font-name-complex="Courier New" style:font-size-complex="22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weight-asian="bold" style:font-weight-complex="bold"/>
    </style:style>
    <style:style style:name="T37" style:family="text">
      <style:text-properties style:font-name="Courier New" fo:font-size="16pt" fo:language="en" fo:country="US" fo:font-weight="bold" style:font-name-asian="Courier New" style:font-size-asian="16pt" style:font-weight-asian="bold" style:font-name-complex="Courier New" style:font-size-complex="16pt" style:font-weight-complex="bold"/>
    </style:style>
    <style:style style:name="T38" style:family="text">
      <style:text-properties fo:color="#0000cc" loext:opacity="100%" style:font-name="Courier New" fo:font-size="16pt" fo:language="en" fo:country="US" fo:font-weight="bold" style:font-name-asian="Courier New" style:font-size-asian="16pt" style:font-weight-asian="bold" style:font-name-complex="Courier New" style:font-size-complex="16pt" style:font-weight-complex="bold"/>
    </style:style>
    <style:style style:name="T39" style:family="text">
      <style:text-properties fo:color="#000099" loext:opacity="100%" style:font-name="Courier New" fo:font-size="16pt" fo:language="en" fo:country="US" fo:font-weight="bold" style:font-name-asian="Courier New" style:font-size-asian="16pt" style:font-weight-asian="bold" style:font-name-complex="Courier New" style:font-size-complex="16pt" style:font-weight-complex="bold"/>
    </style:style>
    <style:style style:name="T40" style:family="text">
      <style:text-properties style:font-name="Courier New" fo:font-size="16pt" fo:language="en" fo:country="GB" fo:font-weight="bold" style:font-name-asian="Courier New" style:font-size-asian="16pt" style:font-weight-asian="bold" style:font-name-complex="Courier New" style:font-size-complex="16pt" style:font-weight-complex="bold"/>
    </style:style>
    <style:style style:name="T41" style:family="text">
      <style:text-properties fo:color="#000099" loext:opacity="100%" style:font-name="Courier New" fo:font-size="16pt" fo:language="en" fo:country="GB" fo:font-weight="bold" style:font-name-asian="Courier New" style:font-size-asian="16pt" style:font-weight-asian="bold" style:font-name-complex="Courier New" style:font-size-complex="16pt" style:font-weight-complex="bold"/>
    </style:style>
    <style:style style:name="T42" style:family="text">
      <style:text-properties style:font-name="Courier New" fo:font-size="24pt" fo:language="en" fo:country="US" fo:font-weight="bold" style:font-size-asian="24pt" style:font-weight-asian="bold" style:font-size-complex="24pt" style:font-weight-complex="bold"/>
    </style:style>
    <style:style style:name="T43" style:family="text">
      <style:text-properties fo:color="#0000cc" loext:opacity="100%" style:font-name="Courier New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4" style:family="text">
      <style:text-properties fo:color="#0000cc" loext:opacity="100%" style:font-name="Courier New" fo:font-size="24pt" fo:language="en" fo:country="US" fo:font-weight="bold" style:font-size-asian="24pt" style:font-weight-asian="bold" style:font-size-complex="24pt" style:font-weight-complex="bold"/>
    </style:style>
    <style:style style:name="T45" style:family="text">
      <style:text-properties style:font-name="Courier New" fo:font-size="18pt" fo:language="en" fo:country="GB" fo:font-weight="bold" style:font-size-asian="18pt" style:font-weight-asian="bold" style:font-size-complex="18pt" style:font-weight-complex="bold"/>
    </style:style>
    <style:style style:name="T46" style:family="text">
      <style:text-properties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47" style:family="text">
      <style:text-properties style:font-name="Courier New" fo:font-size="20pt" fo:language="en" fo:country="GB" fo:font-weight="bold" style:font-size-asian="20pt" style:font-weight-asian="bold" style:font-size-complex="20pt" style:font-weight-complex="bold"/>
    </style:style>
    <style:style style:name="T48" style:family="text">
      <style:text-properties style:font-name="Courier New" fo:font-size="16pt" fo:language="en" fo:country="US" style:font-name-asian="Courier New" style:font-size-asian="16pt" style:font-name-complex="Courier New" style:font-size-complex="16pt"/>
    </style:style>
    <style:style style:name="T49" style:family="text">
      <style:text-properties style:font-name="Courier New" fo:font-size="16pt" fo:language="en" fo:country="GB" fo:font-weight="bold" style:font-size-asian="16pt" style:font-weight-asian="bold" style:font-size-complex="16pt" style:font-weight-complex="bold"/>
    </style:style>
    <style:style style:name="T50" style:family="text">
      <style:text-properties fo:color="#0000cc" loext:opacity="100%" style:font-name="Courier New" fo:font-size="16pt" fo:language="en" fo:country="GB" fo:font-weight="bold" style:font-size-asian="16pt" style:font-weight-asian="bold" style:font-size-complex="16pt" style:font-weight-complex="bold"/>
    </style:style>
    <style:style style:name="T51" style:family="text">
      <style:text-properties fo:color="#0000cc" loext:opacity="100%" style:font-name="Courier New" fo:font-size="16pt" fo:language="en" fo:country="US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a50021" fo:font-size="7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4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849cm" svg:x="1.4cm" svg:y="7.2cm" presentation:class="title" presentation:user-transformed="true">
          <draw:text-box>
            <text:p><text:span text:style-name="T1">X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Saturs</text:span></text:p>
          </draw:text-box>
        </draw:frame>
        <draw:frame presentation:style-name="pr3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Kas ir HTML, XML un XHTML</text:span></text:p>
              </text:list-item>
              <text:list-item>
                <text:p><text:span text:style-name="T1">XML mērķi</text:span></text:p>
              </text:list-item>
              <text:list-item>
                <text:p><text:span text:style-name="T1">XML sintakse un izveides noteikumi</text:span></text:p>
              </text:list-item>
              <text:list-item>
                <text:p><text:span text:style-name="T1">XML shēmu definīcijas</text:span></text:p>
                <text:list>
                  <text:list-item>
                    <text:p><text:span text:style-name="T1">DTD un XSD</text:span></text:p>
                  </text:list-item>
                </text:list>
              </text:list-item>
              <text:list-item>
                <text:p><text:span text:style-name="T1">XML validācija, izmantojot</text:span></text:p>
                <text:list>
                  <text:list-item>
                    <text:p><text:span text:style-name="T1">DOM un SAX parsētāju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1">XML priekšvēsture — HTML</text:span></text:p>
          </draw:text-box>
        </draw:frame>
        <draw:frame presentation:style-name="pr3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HTML</text:span><text:span text:style-name="T3"> (</text:span><text:span text:style-name="T4">H</text:span><text:span text:style-name="T1">yper-</text:span><text:span text:style-name="T4">T</text:span><text:span text:style-name="T1">ext </text:span><text:span text:style-name="T4">M</text:span><text:span text:style-name="T1">arkup </text:span><text:span text:style-name="T4">L</text:span><text:span text:style-name="T1">anguage) ir standarta iezīmēšanas valoda, ko izmanto </text:span><text:span text:style-name="T1">tīmekļa lapu izveidei</text:span></text:p>
              </text:list-item>
              <text:list-item>
                <text:p><text:span text:style-name="T1">Tika definēta 1992. gadā kā HTML 1.0</text:span></text:p>
              </text:list-item>
              <text:list-item>
                <text:p><text:span text:style-name="T1">Tas ir vienkārša teksta dokuments ar īpašām atzīmēm:</text:span></text:p>
                <text:list>
                  <text:list-item>
                    <text:p><text:span text:style-name="T1">&lt;head&gt; , &lt;body&gt; , &lt;h1&gt; , &lt;br&gt; utt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XML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2">XML</text:span><text:span text:style-name="T3"> (</text:span><text:span text:style-name="T1">e</text:span><text:span text:style-name="T4">X</text:span><text:span text:style-name="T1">tensible </text:span><text:span text:style-name="T4">M</text:span><text:span text:style-name="T1">arkup </text:span><text:span text:style-name="T4">L</text:span><text:span text:style-name="T1">anguage) ir iezīmēšanas valoda, kas nosaka noteikumu </text:span><text:span text:style-name="T1">kopumu dokumentu kodēšanai formātā, kas ir gan cilvēk-, gan mašīnlasāms.</text:span></text:p>
              </text:list-item>
              <text:list-item>
                <text:p><text:span text:style-name="T1">Izmanto strukturētu datu glabāšanai un pārsūtīšanai</text:span></text:p>
              </text:list-item>
              <text:list-item>
                <text:p><text:span text:style-name="T1">Arī ir neformatēta teksta dokuments ar īpašām atzīmēm (tagiem), lai aprakstītu </text:span><text:span text:style-name="T1">dokumenta struktūru</text:span></text:p>
              </text:list-item>
              <text:list-item>
                <text:p><text:span text:style-name="T3">Izstrādāja </text:span><text:span text:style-name="T4">W3C</text:span><text:span text:style-name="T1">(</text:span><text:span text:style-name="T4">W</text:span><text:span text:style-name="T1">orld </text:span><text:span text:style-name="T4">W</text:span><text:span text:style-name="T1">ide </text:span><text:span text:style-name="T4">W</text:span><text:span text:style-name="T1">eb </text:span><text:span text:style-name="T4">C</text:span><text:span text:style-name="T1">onsortium), lai risinātu HTML problēmas</text:span></text:p>
              </text:list-item>
              <text:list-item>
                <text:p><text:span text:style-name="T3">Retrospektīvi ieviesa </text:span><text:span text:style-name="T2">SGML</text:span><text:span text:style-name="T3"> (</text:span><text:span text:style-name="T4">S</text:span><text:span text:style-name="T1">tandard </text:span><text:span text:style-name="T4">G</text:span><text:span text:style-name="T1">eneralized </text:span><text:span text:style-name="T4">M</text:span><text:span text:style-name="T1">arkup </text:span><text:span text:style-name="T4">L</text:span><text:span text:style-name="T1">anguage) kā </text:span><text:span text:style-name="T1">HTML un XML kopīgu vecāk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XML mērķi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Viegli lietojams tīmeklī</text:span></text:p>
              </text:list-item>
              <text:list-item>
                <text:p><text:span text:style-name="T1">Atbalsts dažādām lietojumprogrammām</text:span></text:p>
              </text:list-item>
              <text:list-item>
                <text:p><text:span text:style-name="T1">Ir </text:span><text:span text:style-name="T4">SGML</text:span><text:span text:style-name="T1"> apakšklase.</text:span></text:p>
              </text:list-item>
              <text:list-item>
                <text:p><text:span text:style-name="T1">Viegli apstrādājams un lietojams</text:span></text:p>
              </text:list-item>
              <text:list-item>
                <text:p><text:span text:style-name="T1">Minimālais obligāto funkciju kopums</text:span></text:p>
              </text:list-item>
              <text:list-item>
                <text:p><text:span text:style-name="T1">XML dokumentiem jābūt viegli izveidojamiem</text:span></text:p>
              </text:list-item>
              <text:list-item>
                <text:p><text:span text:style-name="T1">Vienkāršība pāri izteiksmība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XML piemērs</text:span></text:p>
          </draw:text-box>
        </draw:frame>
        <draw:frame presentation:style-name="pr5" draw:text-style-name="P4" draw:layer="layout" svg:width="26cm" svg:height="12.3cm" svg:x="0.8cm" svg:y="2.7cm" presentation:class="outline" presentation:user-transformed="true">
          <draw:text-box>
            <text:p text:style-name="P3"><text:span text:style-name="T5">&lt;?xml version="1.0" encoding="UTF-8"?&gt;</text:span><text:span text:style-name="T5"><text:line-break/></text:span><text:span text:style-name="T6">&lt;persons&gt;</text:span><text:span text:style-name="T6"><text:line-break/></text:span><text:span text:style-name="T5"> <text:s text:c="3"/></text:span><text:span text:style-name="T6">&lt;person</text:span><text:span text:style-name="T5"> </text:span><text:span text:style-name="T7">id=</text:span><text:span text:style-name="T5">"person_1"</text:span><text:span text:style-name="T6">&gt;</text:span><text:span text:style-name="T6"><text:line-break/></text:span><text:span text:style-name="T5"> <text:s text:c="7"/></text:span><text:span text:style-name="T6">&lt;name&gt;</text:span><text:span text:style-name="T5">David</text:span><text:span text:style-name="T6">&lt;/name&gt;</text:span><text:span text:style-name="T6"><text:line-break/></text:span><text:span text:style-name="T5"> <text:s text:c="7"/></text:span><text:span text:style-name="T6">&lt;surname&gt;</text:span><text:span text:style-name="T5">Gilmour</text:span><text:span text:style-name="T6">&lt;/surname&gt;</text:span><text:span text:style-name="T6"><text:line-break/></text:span><text:span text:style-name="T5"> <text:s text:c="3"/></text:span><text:span text:style-name="T6">&lt;/person&gt;</text:span><text:span text:style-name="T6"><text:line-break/></text:span><text:span text:style-name="T5"> <text:s text:c="3"/></text:span><text:span text:style-name="T6">&lt;person</text:span><text:span text:style-name="T5"> </text:span><text:span text:style-name="T7">id=</text:span><text:span text:style-name="T5">"person_2"</text:span><text:span text:style-name="T6">&gt;</text:span><text:span text:style-name="T6"><text:line-break/></text:span><text:span text:style-name="T5"> <text:s text:c="7"/></text:span><text:span text:style-name="T6">&lt;name&gt;</text:span><text:span text:style-name="T5">Richard</text:span><text:span text:style-name="T6">&lt;/name&gt;</text:span><text:span text:style-name="T6"><text:line-break/></text:span><text:span text:style-name="T5"> <text:s text:c="7"/></text:span><text:span text:style-name="T6">&lt;surname&gt;</text:span><text:span text:style-name="T5">Wright</text:span><text:span text:style-name="T6">&lt;/surname&gt;</text:span><text:span text:style-name="T6"><text:line-break/></text:span><text:span text:style-name="T5"> <text:s text:c="3"/></text:span><text:span text:style-name="T6">&lt;/person&gt;</text:span><text:span text:style-name="T6"><text:line-break/></text:span><text:span text:style-name="T5"> <text:s text:c="3"/></text:span><text:span text:style-name="T6">&lt;person</text:span><text:span text:style-name="T5"> </text:span><text:span text:style-name="T7">id=</text:span><text:span text:style-name="T5">"person_3"</text:span><text:span text:style-name="T6">&gt;</text:span><text:span text:style-name="T6"><text:line-break/></text:span><text:span text:style-name="T5"> <text:s text:c="7"/></text:span><text:span text:style-name="T6">&lt;name&gt;</text:span><text:span text:style-name="T5">Nick</text:span><text:span text:style-name="T6">&lt;/name&gt;</text:span><text:span text:style-name="T6"><text:line-break/></text:span><text:span text:style-name="T5"> <text:s text:c="7"/></text:span><text:span text:style-name="T6">&lt;surname&gt;</text:span><text:span text:style-name="T5">Mason</text:span><text:span text:style-name="T6">&lt;/surname&gt;</text:span><text:span text:style-name="T6"><text:line-break/></text:span><text:span text:style-name="T5"> <text:s text:c="3"/></text:span><text:span text:style-name="T6">&lt;/person&gt;</text:span><text:span text:style-name="T6"><text:line-break/></text:span><text:span text:style-name="T6">&lt;/persons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XML pielietojumi</text:span>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Tīmekļa satura glabāšana un pārraide</text:p>
              </text:list-item>
              <text:list-item>
                <text:p>Strukturētu datu uzglabāšana un pārsūtīšana</text:p>
              </text:list-item>
              <text:list-item>
                <text:p>Iestatījumu fail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XHTML pret HTML</text:span></text:p>
          </draw:text-box>
        </draw:frame>
        <draw:frame presentation:style-name="pr3" draw:layer="layout" svg:width="26cm" svg:height="12.974cm" svg:x="1.4cm" svg:y="2.476cm" presentation:class="outline" presentation:user-transformed="true">
          <draw:text-box>
            <text:list text:style-name="L2">
              <text:list-item>
                <text:p><text:span text:style-name="T4">XHTML</text:span><text:span text:style-name="T8"> ir </text:span><text:span text:style-name="T9">XML</text:span><text:span text:style-name="T1">, </text:span><text:span text:style-name="T4">HTML</text:span><text:span text:style-name="T8"> nav </text:span><text:span text:style-name="T9">XML</text:span></text:p>
              </text:list-item>
              <text:list-item>
                <text:p><text:span text:style-name="T1">HTML</text:span></text:p>
                <text:list>
                  <text:list-item>
                    <text:p><text:span text:style-name="T1">Daži HTML elementi var izlaist aizvēršanas tagus</text:span></text:p>
                  </text:list-item>
                  <text:list-item>
                    <text:p><text:span text:style-name="T1">Elementu nosaukumi nav reģistrjutīgi</text:span></text:p>
                  </text:list-item>
                  <text:list-item>
                    <text:p><text:span text:style-name="T1">Atribūtu vērtības var rakstīt bez pēdiņām</text:span></text:p>
                  </text:list-item>
                </text:list>
              </text:list-item>
              <text:list-item>
                <text:p><text:span text:style-name="T1">XHTML</text:span></text:p>
                <text:list>
                  <text:list-item>
                    <text:p><text:span text:style-name="T1">XHTML DOCTYPE ir obligāts</text:span></text:p>
                  </text:list-item>
                  <text:list-item>
                    <text:p><text:span text:style-name="T1">Xmlns atribūts &lt;html&gt; ir obligāts</text:span></text:p>
                  </text:list-item>
                  <text:list-item>
                    <text:p><text:span text:style-name="T1">&lt;html&gt;, &lt;head&gt;, &lt;title&gt; un &lt;body&gt; ir obligāti</text:span></text:p>
                  </text:list-item>
                  <text:list-item>
                    <text:p><text:span text:style-name="T1">XHTML elementi</text:span></text:p>
                    <text:list>
                      <text:list-item>
                        <text:p><text:span text:style-name="T1">XHTML elementiem jābūt pareizi iegultiem</text:span></text:p>
                      </text:list-item>
                      <text:list-item>
                        <text:p><text:span text:style-name="T1">XHTML elementiem vienmēr jābūt aizvērtiem</text:span></text:p>
                      </text:list-item>
                      <text:list-item>
                        <text:p><text:span text:style-name="T1">XHTML elementiem jābūt ar mazajiem burtiem</text:span></text:p>
                      </text:list-item>
                      <text:list-item>
                        <text:p><text:span text:style-name="T1">XHTML dokumentiem jābūt vienam saknes elementam</text:span></text:p>
                      </text:list-item>
                    </text:list>
                  </text:list-item>
                  <text:list-item>
                    <text:p><text:span text:style-name="T1">XHTML atribūti</text:span></text:p>
                    <text:list>
                      <text:list-item>
                        <text:p><text:span text:style-name="T1">Atribūtu nosaukumiem jābūt ar mazajiem burtiem</text:span></text:p>
                      </text:list-item>
                      <text:list-item>
                        <text:p><text:span text:style-name="T1">Atribūtu vērtības ir jānorāda</text:span></text:p>
                      </text:list-item>
                      <text:list-item>
                        <text:p><text:span text:style-name="T1">Atribūtu minimizēšana nav atļau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XML satura struktūra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XML saturs ir strukturēts ap 3 galvenajiem struktūras veidiem:</text:p>
              </text:list-item>
              <text:list-item>
                <text:p text:style-name="P5"><text:span text:style-name="T10">Tagi</text:span></text:p>
              </text:list-item>
              <text:list-item>
                <text:p text:style-name="P5"><text:span text:style-name="T11">Elementi</text:span></text:p>
              </text:list-item>
              <text:list-item>
                <text:p text:style-name="P5"><text:span text:style-name="T12">Atribūti</text:span></text:p>
              </text:list-item>
              <text:list-item>
                <text:p text:style-name="P5"><text:span text:style-name="T13">Komentāri</text:span></text:p>
              </text:list-item>
            </text:list>
          </draw:text-box>
        </draw:frame>
        <draw:custom-shape draw:name="Rectangle 5" draw:style-name="gr2" draw:text-style-name="P7" draw:layer="layout" svg:width="10.998cm" svg:height="4.686cm" svg:x="2.275cm" svg:y="10.536cm">
          <text:list text:style-name="L3">
            <text:list-item>
              <text:p text:style-name="P6"><text:span text:style-name="T14">&lt;persons&gt;</text:span></text:p>
              <text:p text:style-name="P6"><text:span text:style-name="T14"><text:s text:c="4"/></text:span><text:span text:style-name="T14">&lt;person id="person_1"&gt;</text:span></text:p>
              <text:p text:style-name="P6"><text:span text:style-name="T14"><text:s text:c="8"/></text:span><text:span text:style-name="T15">&lt;name&gt;David&lt;/name&gt;</text:span></text:p>
              <text:p text:style-name="P6"><text:span text:style-name="T16"><text:s text:c="7"/></text:span><text:span text:style-name="T15">&lt;surname&gt;Gilmour&lt;/surname&gt;</text:span></text:p>
              <text:p text:style-name="P6"><text:span text:style-name="T14"><text:s text:c="4"/></text:span><text:span text:style-name="T14">&lt;/person&gt;</text:span></text:p>
              <text:p text:style-name="P6"><text:span text:style-name="T14">&lt;/persons&gt;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6" draw:style-name="gr3" draw:text-style-name="P9" draw:layer="layout" svg:width="10.998cm" svg:height="5.192cm" svg:x="13.674cm" svg:y="10.497cm">
          <text:list text:style-name="L3">
            <text:list-item>
              <text:p text:style-name="P8"><text:span text:style-name="T17">&lt;!-- list of persons --&gt;</text:span></text:p>
            </text:list-item>
            <text:list-item>
              <text:p text:style-name="P8"><text:span text:style-name="T18">&lt;persons&gt;</text:span></text:p>
              <text:p text:style-name="P8"><text:span text:style-name="T18"><text:s text:c="4"/></text:span><text:span text:style-name="T18">&lt;person </text:span><text:span text:style-name="T19">id="person_1"</text:span><text:span text:style-name="T18">&gt;</text:span></text:p>
              <text:p text:style-name="P8"><text:span text:style-name="T18"><text:s text:c="8"/></text:span><text:span text:style-name="T18">&lt;name&gt;David&lt;/name&gt;</text:span></text:p>
              <text:p text:style-name="P8"><text:span text:style-name="T18"><text:s text:c="8"/></text:span><text:span text:style-name="T18">&lt;surname&gt;Gilmour&lt;/surname&gt;</text:span></text:p>
              <text:p text:style-name="P8"><text:span text:style-name="T18"><text:s text:c="4"/></text:span><text:span text:style-name="T18">&lt;/person&gt;</text:span></text:p>
              <text:p text:style-name="P8"><text:span text:style-name="T18">&lt;/persons&gt;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9" draw:layer="layout" svg:width="11.006cm" svg:height="4.434cm" svg:x="13.67cm" svg:y="5.538cm">
          <text:list text:style-name="L3">
            <text:list-item>
              <text:p text:style-name="P8"><text:span text:style-name="T20">&lt;persons&gt;</text:span></text:p>
              <text:p text:style-name="P8"><text:span text:style-name="T21"><text:s text:c="4"/></text:span><text:span text:style-name="T20">&lt;person</text:span><text:span text:style-name="T21"> </text:span><text:span text:style-name="T18">id="person_1"</text:span><text:span text:style-name="T20">&gt;</text:span></text:p>
              <text:p text:style-name="P8"><text:span text:style-name="T21"><text:s text:c="8"/></text:span><text:span text:style-name="T20">&lt;name&gt;</text:span><text:span text:style-name="T18">David</text:span><text:span text:style-name="T20">&lt;/nam</text:span><text:span text:style-name="T20">e&gt;</text:span></text:p>
              <text:p text:style-name="P8"><text:span text:style-name="T21"><text:s text:c="8"/></text:span><text:span text:style-name="T20">&lt;surname&gt;</text:span><text:span text:style-name="T18">Gilmour</text:span><text:span text:style-name="T20">&lt;/surname&gt;</text:span></text:p>
              <text:p text:style-name="P8"><text:span text:style-name="T21"><text:s text:c="4"/></text:span><text:span text:style-name="T20">&lt;/person&gt;</text:span></text:p>
              <text:p text:style-name="P8"><text:span text:style-name="T20">&lt;/persons&gt;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2.77cm" svg:x="1.4cm" svg:y="0.167cm" presentation:class="title" presentation:user-transformed="true">
          <draw:text-box>
            <text:p><text:span text:style-name="T1">XLM 1. likums: saknes elements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XML struktūrai jāsākas ar vienu un tikai vienu saknes elementu</text:span></text:p>
              </text:list-item>
            </text:list>
          </draw:text-box>
        </draw:frame>
        <draw:custom-shape draw:name="Rectangle 4" draw:style-name="gr5" draw:text-style-name="P11" draw:layer="layout" svg:width="15.548cm" svg:height="3.964cm" svg:x="6.052cm" svg:y="4.999cm">
          <text:list text:style-name="L3">
            <text:list-header>
              <text:p text:style-name="P10"><text:span text:style-name="T22">&lt;?xml </text:span><text:span text:style-name="T22">version="1.0"?</text:span><text:span text:style-name="T22">&gt;</text:span></text:p>
              <text:p text:style-name="P10"><text:span text:style-name="T22">&lt;!-- Correct XML </text:span><text:span text:style-name="T22">document --&gt;</text:span></text:p>
              <text:p text:style-name="P10"><text:span text:style-name="T22">&lt;greeting&gt;</text:span></text:p>
              <text:p text:style-name="P10"><text:span text:style-name="T22">Hello, World!</text:span></text:p>
              <text:p text:style-name="P10"><text:span text:style-name="T22">&lt;/greeting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3" draw:layer="layout" svg:width="15.553cm" svg:height="6.265cm" svg:x="6cm" svg:y="8.957cm">
          <text:list text:style-name="L3">
            <text:list-header>
              <text:p text:style-name="P12"><text:span text:style-name="T23">&lt;?xml </text:span><text:span text:style-name="T23">version="1.0"?</text:span><text:span text:style-name="T23">&gt;</text:span></text:p>
              <text:p text:style-name="P12"><text:span text:style-name="T23">&lt;!-- Icorrect XML </text:span><text:span text:style-name="T23">document --&gt;</text:span></text:p>
              <text:p text:style-name="P12"><text:span text:style-name="T23">&lt;greeting&gt;</text:span></text:p>
              <text:p text:style-name="P12"><text:span text:style-name="T23">Hello, World!</text:span></text:p>
              <text:p text:style-name="P12"><text:span text:style-name="T23">&lt;/greeting&gt;</text:span></text:p>
              <text:p text:style-name="P12"><text:span text:style-name="T23">&lt;greeting&gt;</text:span></text:p>
              <text:p text:style-name="P12"><text:span text:style-name="T23">Hola, el Mundo!</text:span></text:p>
              <text:p text:style-name="P12"><text:span text:style-name="T23">&lt;/greeting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801cm" svg:y="0.687cm" presentation:class="title" presentation:user-transformed="true">
          <draw:text-box>
            <text:p><text:span text:style-name="T1">XML 2. likums: koka struktūra</text:span></text:p>
          </draw:text-box>
        </draw:frame>
        <draw:custom-shape draw:name="Rectangle 5" draw:style-name="gr7" draw:text-style-name="P15" draw:layer="layout" svg:width="17.599cm" svg:height="3.154cm" svg:x="4.4cm" svg:y="7.049cm">
          <text:list text:style-name="L3">
            <text:list-header>
              <text:p text:style-name="P14"><text:span text:style-name="T24">&lt;?xml </text:span><text:span text:style-name="T24">version="1.</text:span><text:span text:style-name="T24">0"?&gt;</text:span></text:p>
              <text:p text:style-name="P14"><text:span text:style-name="T24">&lt;!-- Incorrect </text:span><text:span text:style-name="T24">document --</text:span><text:span text:style-name="T24">&gt;</text:span></text:p>
              <text:p text:style-name="P14"><text:span text:style-name="T24">&lt;person&gt;&lt;name&gt;</text:span><text:span text:style-name="T24">Jonh </text:span><text:span text:style-name="T24">Brown&lt;/pers</text:span><text:span text:style-name="T24">on&gt;&lt;/name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8" draw:text-style-name="P15" draw:layer="layout" svg:width="17.599cm" svg:height="5.2cm" svg:x="4.401cm" svg:y="10.149cm">
          <text:list text:style-name="L3">
            <text:list-header>
              <text:p text:style-name="P14"><text:span text:style-name="T24">&lt;?xml </text:span><text:span text:style-name="T24">version="1.</text:span><text:span text:style-name="T24">0"?&gt;</text:span></text:p>
              <text:p text:style-name="P14"><text:span text:style-name="T24">&lt;!-- Incorrect </text:span><text:span text:style-name="T24">document --</text:span><text:span text:style-name="T24">&gt;</text:span></text:p>
              <text:p text:style-name="P14"><text:span text:style-name="T24">&lt;p&gt;</text:span></text:p>
              <text:p text:style-name="P14"><text:span text:style-name="T24">&lt;b&gt;My name is </text:span><text:span text:style-name="T24">&lt;i&gt;John </text:span><text:span text:style-name="T24">Brown&lt;/b&gt;.&lt;</text:span><text:span text:style-name="T24">/i&gt;</text:span></text:p>
              <text:p text:style-name="P14"><text:span text:style-name="T24">&lt;/p&gt;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465cm" svg:x="1.2cm" svg:y="2.7cm" presentation:class="outline" presentation:user-transformed="true">
          <draw:text-box>
            <text:list text:style-name="L2">
              <text:list-item>
                <text:p><text:span text:style-name="T1">XML elementiem jāveido pareiza koka veida struktūra</text:span></text:p>
              </text:list-item>
            </text:list>
          </draw:text-box>
        </draw:frame>
        <draw:custom-shape draw:name="Rectangle 5" draw:style-name="gr9" draw:text-style-name="P17" draw:layer="layout" svg:width="17.599cm" svg:height="3.154cm" svg:x="4.4cm" svg:y="3.899cm">
          <text:list text:style-name="L3">
            <text:list-header>
              <text:p text:style-name="P16"><text:span text:style-name="T25">&lt;?xml </text:span><text:span text:style-name="T25">version="1.</text:span><text:span text:style-name="T25">0"?&gt;</text:span></text:p>
              <text:p text:style-name="P16"><text:span text:style-name="T25">&lt;!-- Correct </text:span><text:span text:style-name="T25">document --</text:span><text:span text:style-name="T25">&gt;</text:span></text:p>
              <text:p text:style-name="P16"><text:span text:style-name="T25">&lt;person&gt;&lt;name&gt;</text:span><text:span text:style-name="T25">Jonh </text:span><text:span text:style-name="T25">Brown&lt;/name</text:span><text:span text:style-name="T25">&gt;&lt;/person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776cm" svg:x="1.4cm" svg:y="0.164cm" presentation:class="title" presentation:user-transformed="true">
          <draw:text-box>
            <text:p><text:span text:style-name="T1">XML noteikums 3: obligātie beigu tagi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Aizverošie tagi ir obligāti XML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 text:style-name="P5"><text:span text:style-name="T3">Tukšo tagu var saīsināt formā</text:span><text:span text:style-name="T3"><text:line-break/></text:span><text:span text:style-name="T26">&lt;tag_name_of_empty_element /&gt;</text:span></text:p>
                <text:list>
                  <text:list-item>
                    <text:p><text:span text:style-name="T1">Lai nodrošinātu saderību ar vecu programmatūru, pirms slīpsvītras var izmantot atstarpi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 text:style-name="P5"><text:span text:style-name="T27">Tukšam elementam var būt atribūti, piemēram:</text:span><text:span text:style-name="T27"><text:line-break/></text:span><text:span text:style-name="T26">&lt;empty_element someAttribute="some value"/&gt;</text:span></text:p>
                  </text:list-item>
                </text:list>
              </text:list-item>
            </text:list>
          </draw:text-box>
        </draw:frame>
        <draw:custom-shape draw:name="Rectangle 5" draw:style-name="gr10" draw:text-style-name="P19" draw:layer="layout" svg:width="14.75cm" svg:height="3.197cm" svg:x="4cm" svg:y="3.855cm">
          <text:list text:style-name="L3">
            <text:list-header>
              <text:p text:style-name="P18"><text:span text:style-name="T16">&lt;!-- Incorrect XML </text:span><text:span text:style-name="T16">--&gt;</text:span></text:p>
              <text:p text:style-name="P18"><text:span text:style-name="T16">&lt;p&gt;My name is John </text:span><text:span text:style-name="T16">Brown</text:span></text:p>
              <text:p text:style-name="P18"><text:span text:style-name="T16">&lt;p&gt;I am 25 years </text:span><text:span text:style-name="T16">old</text:span></text:p>
              <text:p text:style-name="P18"><text:span text:style-name="T16">&lt;p&gt;.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1" draw:text-style-name="P21" draw:layer="layout" svg:width="14.799cm" svg:height="3.197cm" svg:x="3.801cm" svg:y="10.305cm">
          <text:list text:style-name="L3">
            <text:list-header>
              <text:p text:style-name="P20"><text:span text:style-name="T28">&lt;!-- Three </text:span><text:span text:style-name="T28">equivalent </text:span><text:span text:style-name="T28">break elements </text:span><text:span text:style-name="T28">--&gt;</text:span></text:p>
              <text:p text:style-name="P20"><text:span text:style-name="T28">&lt;br&gt;&lt;/br&gt;</text:span></text:p>
              <text:p text:style-name="P20"><text:span text:style-name="T28">&lt;br /&gt;</text:span></text:p>
              <text:p text:style-name="P20"><text:span text:style-name="T28">&lt;br/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XM 4. likums: reģistrjutība</text:span></text:p>
          </draw:text-box>
        </draw:frame>
        <draw:frame presentation:style-name="pr3" draw:layer="layout" svg:width="24.639cm" svg:height="3.244cm" svg:x="1.361cm" svg:y="3cm" presentation:class="outline" presentation:user-transformed="true">
          <draw:text-box>
            <text:list text:style-name="L2">
              <text:list-item>
                <text:p><text:span text:style-name="T1">HTML kodā </text:span><text:span text:style-name="T4">&lt;h1&gt;</text:span><text:span text:style-name="T1"> un </text:span><text:span text:style-name="T4">&lt;H1&gt;</text:span><text:span text:style-name="T1"> ir viens un tas pats tags (lai gan nav ieteicams)</text:span></text:p>
              </text:list-item>
              <text:list-item>
                <text:p><text:span text:style-name="T1">XML formātā </text:span><text:span text:style-name="T4">&lt;h1&gt;</text:span><text:span text:style-name="T1"> un </text:span><text:span text:style-name="T4">&lt;H1&gt;</text:span><text:span text:style-name="T1"> ir divi dažādi tagi</text:span></text:p>
              </text:list-item>
            </text:list>
          </draw:text-box>
        </draw:frame>
        <draw:custom-shape draw:name="Rectangle 4" draw:style-name="gr12" draw:text-style-name="P15" draw:layer="layout" svg:width="14.151cm" svg:height="9.292cm" svg:x="6.649cm" svg:y="6.344cm">
          <text:list text:style-name="L3">
            <text:list-header>
              <text:p text:style-name="P14"><text:span text:style-name="T29">&lt;!-- Incorrect </text:span><text:span text:style-name="T29">XML --&gt;</text:span></text:p>
              <text:p text:style-name="P14"><text:span text:style-name="T29">&lt;PERSON&gt;</text:span></text:p>
              <text:p text:style-name="P14"><text:span text:style-name="T29">Elements are </text:span><text:span text:style-name="T29">case </text:span><text:span text:style-name="T29">sensitive</text:span></text:p>
              <text:p text:style-name="P14"><text:span text:style-name="T29">&lt;/person&gt;</text:span></text:p>
              <text:p text:style-name="P14"><text:span text:style-name="T30"/></text:p>
              <text:p text:style-name="P14"><text:span text:style-name="T25">&lt;!-- Correct </text:span><text:span text:style-name="T25">XML --&gt;</text:span></text:p>
              <text:p text:style-name="P14"><text:span text:style-name="T25">&lt;person&gt;</text:span></text:p>
            </text:list-header>
          </text:list>
          <text:list text:style-name="L4">
            <text:list-header>
              <text:p text:style-name="P14"><text:span text:style-name="T25">Elements are </text:span><text:span text:style-name="T25">case </text:span><text:span text:style-name="T25">sensitive </text:span></text:p>
              <text:p text:style-name="P14"><text:span text:style-name="T25">&lt;/person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776cm" svg:x="1.4cm" svg:y="0.164cm" presentation:class="title" presentation:user-transformed="true">
          <draw:text-box>
            <text:p><text:span text:style-name="T1">XML 5. likums: pēdiņotas atribūtu vērtības</text:span></text:p>
          </draw:text-box>
        </draw:frame>
        <draw:frame presentation:style-name="pr3" draw:layer="layout" svg:width="24.639cm" svg:height="11.9cm" svg:x="1.4cm" svg:y="3.15cm" presentation:class="outline" presentation:user-transformed="true">
          <draw:text-box>
            <text:list text:style-name="L2">
              <text:list-item>
                <text:p><text:span text:style-name="T1">Atribūtiem jābūt vērtībām</text:span></text:p>
              </text:list-item>
              <text:list-item>
                <text:p><text:span text:style-name="T1">Vērtības jānorāda ar vienpēdiņām vai dubultpēdiņām</text:span></text:p>
              </text:list-item>
            </text:list>
          </draw:text-box>
        </draw:frame>
        <draw:custom-shape draw:name="Rectangle 4" draw:style-name="gr13" draw:text-style-name="P23" draw:layer="layout" svg:width="16.33cm" svg:height="5.692cm" svg:x="5.67cm" svg:y="7.649cm">
          <text:list text:style-name="L3">
            <text:list-header>
              <text:p text:style-name="P22"><text:span text:style-name="T31">&lt;!-- </text:span><text:span text:style-name="T31">Incorrect </text:span><text:span text:style-name="T31">XML --&gt;</text:span></text:p>
              <text:p text:style-name="P22"><text:span text:style-name="T31">&lt;ol compact&gt;</text:span></text:p>
              <text:p text:style-name="P22"><text:span text:style-name="T32"/></text:p>
              <text:p text:style-name="P22"><text:span text:style-name="T33">&lt;!-- Correct </text:span><text:span text:style-name="T33">XML --&gt;</text:span></text:p>
              <text:p text:style-name="P22"><text:span text:style-name="T33">&lt;ol </text:span><text:span text:style-name="T33">compact="y</text:span><text:span text:style-name="T33">es"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XML deklarācija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Lielākā daļa XML dokumentu sākas ar XML deklarāciju, kas sniedz metainformāciju </text:span><text:span text:style-name="T1">par dokumentu:</text:span></text:p>
                <text:list>
                  <text:list-item>
                    <text:p><text:span text:style-name="T1">Tajā skaidri norādīts, ka tas ir XML</text:span></text:p>
                  </text:list-item>
                  <text:list-item>
                    <text:p><text:span text:style-name="T1">Tajā ir skaidri norādīts nelatīņu rakstzīmju kodējums</text:span></text:p>
                  </text:list-item>
                </text:list>
              </text:list-item>
              <text:list-item>
                <text:p><text:span text:style-name="T1">XML deklarācija nav obligāta, bet ieteicama</text:span></text:p>
              </text:list-item>
            </text:list>
          </draw:text-box>
        </draw:frame>
        <draw:custom-shape draw:name="Rectangle 4" draw:style-name="gr14" draw:text-style-name="P23" draw:layer="layout" svg:width="20.145cm" svg:height="2.317cm" svg:x="4.255cm" svg:y="11.162cm">
          <text:list text:style-name="L3">
            <text:list-header>
              <text:p text:style-name="P22"><text:span text:style-name="T32">&lt;?xml </text:span><text:span text:style-name="T32">version="1</text:span><text:span text:style-name="T32">.0" </text:span></text:p>
              <text:p text:style-name="P24"><text:span text:style-name="T32"><text:tab/></text:span><text:span text:style-name="T32">encoding="</text:span><text:span text:style-name="T32">UTF-8" </text:span><text:span text:style-name="T32">standalone</text:span><text:span text:style-name="T32">="no"?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XML struktūras definīcija</text:span>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Jādefinē XML elementu struktūra</text:p>
              </text:list-item>
              <text:list-item>
                <text:p>XML struktūras definīcija parasti tiek definēta XML shēmā, izmantojot divus formātus:</text:p>
                <text:list>
                  <text:list-item>
                    <text:p>DTD — dokumenta tipa definīcija</text:p>
                  </text:list-item>
                  <text:list-item>
                    <text:p>XSD — XML shēmas definīcij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Izņēmuma rakstzīmes</text:p>
          </draw:text-box>
        </draw:frame>
        <draw:frame presentation:style-name="pr5" draw:layer="layout" svg:width="25.4cm" svg:height="4.493cm" svg:x="1.4cm" svg:y="2.857cm" presentation:class="outline" presentation:user-transformed="true">
          <draw:text-box>
            <text:list text:style-name="L2">
              <text:list-item>
                <text:p>Var būt dati, kas:</text:p>
                <text:list>
                  <text:list-item>
                    <text:p>elementos satur &lt;, &gt;</text:p>
                  </text:list-item>
                  <text:list-item>
                    <text:p>Atribūtos satur " vai '</text:p>
                  </text:list-item>
                </text:list>
              </text:list-item>
              <text:list-item>
                <text:p>Lai tos "izslēgtu" tiek izmantoti HTML izņēmumu noteikumi</text:p>
              </text:list-item>
            </text:list>
          </draw:text-box>
        </draw:frame>
        <draw:frame draw:style-name="gr15" draw:layer="layout" svg:width="20.164cm" svg:height="7.514cm" svg:x="4.508cm" svg:y="7.4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25">Character</text:p>
              </table:table-cell>
              <table:table-cell>
                <text:p text:style-name="P25">Escape sequence (one or another)</text:p>
              </table:table-cell>
            </table:table-row>
            <table:table-row table:style-name="ro1" table:default-cell-style-name="ce1">
              <table:table-cell>
                <text:p text:style-name="P26"><text:span text:style-name="T34">"</text:span></text:p>
              </table:table-cell>
              <table:table-cell>
                <text:p text:style-name="P27"><text:span text:style-name="T34">&amp;#34;</text:span><text:span text:style-name="T35"> or </text:span><text:span text:style-name="T34">&amp;quot;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34">&amp;</text:span></text:p>
              </table:table-cell>
              <table:table-cell>
                <text:p text:style-name="P27"><text:span text:style-name="T34">&amp;#38;</text:span><text:span text:style-name="T35"> or </text:span><text:span text:style-name="T34">&amp;amp;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34">&lt;</text:span></text:p>
              </table:table-cell>
              <table:table-cell>
                <text:p text:style-name="P27"><text:span text:style-name="T34">&amp;#60;</text:span><text:span text:style-name="T35"> or </text:span><text:span text:style-name="T34">&amp;lt;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34">&gt;</text:span></text:p>
              </table:table-cell>
              <table:table-cell>
                <text:p text:style-name="P27"><text:span text:style-name="T34">&amp;#62;</text:span><text:span text:style-name="T35"> or </text:span><text:span text:style-name="T34">&amp;gt;</text:span></text:p>
              </table:table-cell>
            </table:table-row>
            <table:table-row table:style-name="ro1">
              <table:table-cell table:style-name="ce1">
                <text:p text:style-name="P26"><text:span text:style-name="T36">Single byte character</text:span></text:p>
              </table:table-cell>
              <table:table-cell table:style-name="gray2">
                <text:p text:style-name="P25"><text:span text:style-name="T34">&amp;#111;</text:span> where <text:span text:style-name="T34">111</text:span> is decimal code of character</text:p>
              </table:table-cell>
            </table:table-row>
            <table:table-row table:style-name="ro2">
              <table:table-cell table:style-name="ce1">
                <text:p text:style-name="P26"><text:span text:style-name="T36">Multibyte character</text:span></text:p>
              </table:table-cell>
              <table:table-cell table:style-name="gray1">
                <text:p text:style-name="P25"><text:span text:style-name="T34">&amp;#xAAAA;</text:span> where <text:span text:style-name="T34">AAAA</text:span> is hexadecimal code of Unicode characte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DTD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DTD (Document type definition) dokumenta veida definīcija bija pirmais formāts XML </text:span><text:span text:style-name="T1">struktūras definēšanai</text:span></text:p>
              </text:list-item>
              <text:list-item>
                <text:p><text:span text:style-name="T4">DTD nav XML</text:span></text:p>
              </text:list-item>
            </text:list>
          </draw:text-box>
        </draw:frame>
        <draw:custom-shape draw:name="Rectangle 4" draw:style-name="gr16" draw:text-style-name="P29" draw:layer="layout" svg:width="21.003cm" svg:height="7.482cm" svg:x="3.47cm" svg:y="7.237cm">
          <text:list text:style-name="L3">
            <text:list-header>
              <text:p text:style-name="P28"><text:span text:style-name="T37">&lt;!-- address.dtd --&gt;</text:span></text:p>
              <text:p text:style-name="P28"><text:span text:style-name="T37">&lt;!ELEMENT address (name, street, city, postal-code)&gt;</text:span></text:p>
              <text:p text:style-name="P28"><text:span text:style-name="T37">&lt;!ELEMENT name (title? first-name, last-name)&gt;</text:span></text:p>
              <text:p text:style-name="P28"><text:span text:style-name="T37">&lt;!ELEMENT title (#PCDATA)&gt;</text:span></text:p>
              <text:p text:style-name="P28"><text:span text:style-name="T37">&lt;!ELEMENT first-name (#PCDATA)&gt;</text:span></text:p>
              <text:p text:style-name="P28"><text:span text:style-name="T37">&lt;!ELEMENT last-name (#PCDATA)&gt;</text:span></text:p>
              <text:p text:style-name="P28"><text:span text:style-name="T37">&lt;!ELEMENT street (#PCDATA)&gt;</text:span></text:p>
              <text:p text:style-name="P28"><text:span text:style-name="T37">&lt;!ELEMENT city (#PCDATA)&gt;</text:span></text:p>
              <text:p text:style-name="P28"><text:span text:style-name="T37">&lt;!ELEMENT postal-code (#PCDATA)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DTD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4">XML</text:span><text:span text:style-name="T1"> var būt atsauce uz DTD shēmu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4">XHTML</text:span><text:span text:style-name="T1"> bieži atsaucas uz w3c shēmu:</text:span></text:p>
              </text:list-item>
            </text:list>
          </draw:text-box>
        </draw:frame>
        <draw:custom-shape draw:name="Text Box 4" draw:style-name="gr17" draw:text-style-name="P29" draw:layer="layout" svg:width="18.536cm" svg:height="2.574cm" svg:x="3.034cm" svg:y="5.249cm">
          <text:list text:style-name="L6">
            <text:list-header>
              <text:p text:style-name="P28"><text:span text:style-name="T37">&lt;?xml version="1.1"&gt;</text:span></text:p>
              <text:p text:style-name="P28"><text:span text:style-name="T37">&lt;!DOCTYPE </text:span><text:span text:style-name="T38">persons</text:span><text:span text:style-name="T37"> </text:span></text:p>
              <text:p text:style-name="P30"><text:span text:style-name="T37"><text:tab/></text:span><text:span text:style-name="T37">SYSTEM "</text:span><text:span text:style-name="T39">http://www.music.com/persons.dtd"</text:span><text:span text:style-name="T37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8" draw:text-style-name="P29" draw:layer="layout" svg:width="24.294cm" svg:height="2.574cm" svg:x="1.993cm" svg:y="10.86cm">
          <text:list text:style-name="L6">
            <text:list-header>
              <text:p text:style-name="P28"><text:span text:style-name="T40">&lt;!DOCTYPE html </text:span></text:p>
              <text:p text:style-name="P30"><text:span text:style-name="T37"><text:tab/></text:span><text:span text:style-name="T40">PUBLIC "-//W3C//DTD XHTML 1.0 Transitional//EN" </text:span></text:p>
              <text:p text:style-name="P30"><text:span text:style-name="T37"><text:tab/></text:span><text:span text:style-name="T40">"</text:span><text:span text:style-name="T41">http://www.w3.org/TR/xhtml1/DTD/xhtml1-transitional.dtd</text:span><text:span text:style-name="T40">"&gt;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DTD elementi</text:span></text:p>
          </draw:text-box>
        </draw:frame>
        <draw:frame presentation:style-name="pr3" draw:layer="layout" svg:width="24.639cm" svg:height="9.134cm" svg:x="1.4cm" svg:y="3.685cm" presentation:class="outline" presentation:user-transformed="true">
          <draw:text-box>
            <text:p text:style-name="P31"><text:span text:style-name="T42">&lt;!ELEMENT </text:span><text:span text:style-name="T43">element-name</text:span><text:span text:style-name="T44"> </text:span><text:span text:style-name="T43">content-model</text:span><text:span text:style-name="T42">&gt;</text:span></text:p>
            <text:p text:style-name="P31"><text:span text:style-name="T42"/></text:p>
            <text:p/>
            <text:p><text:span text:style-name="T8">element-name</text:span> definē elementa nosaukumu</text:p>
            <text:p><text:span text:style-name="T8">content-model</text:span> nosaka elementa satura veidu un struktūr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Galvenās DTD konstrukcijas</text:p>
          </draw:text-box>
        </draw:frame>
        <draw:frame presentation:style-name="pr3" draw:layer="layout" svg:width="24.639cm" svg:height="10.715cm" svg:x="1.4cm" svg:y="3.685cm" presentation:class="outline" presentation:user-transformed="true">
          <draw:text-box>
            <text:list text:style-name="L2">
              <text:list-item>
                <text:p><text:span text:style-name="T1">Elementa tipa deklarācija definē elementu un tā iespējamo saturu ar šādu sintaksi:</text:span></text:p>
                <text:list>
                  <text:list-item>
                    <text:p><text:span text:style-name="T4">EMPTY</text:span><text:span text:style-name="T1"> elements var būt tukšs</text:span></text:p>
                  </text:list-item>
                  <text:list-item>
                    <text:p><text:span text:style-name="T4">ANY</text:span><text:span text:style-name="T1"> elements var saturēt jebkādu saturu</text:span></text:p>
                  </text:list-item>
                  <text:list-item>
                    <text:p><text:span text:style-name="T4">element name</text:span><text:span text:style-name="T1"> elementa nosaukums</text:span></text:p>
                  </text:list-item>
                  <text:list-item>
                    <text:p><text:span text:style-name="T4">,</text:span><text:span text:style-name="T1"> secību saraksts</text:span></text:p>
                  </text:list-item>
                  <text:list-item>
                    <text:p><text:span text:style-name="T4">|</text:span><text:span text:style-name="T1"> VAI</text:span></text:p>
                  </text:list-item>
                  <text:list-item>
                    <text:p><text:span text:style-name="T4">?</text:span><text:span text:style-name="T1"> neobligāti</text:span></text:p>
                  </text:list-item>
                  <text:list-item>
                    <text:p><text:span text:style-name="T4">*</text:span><text:span text:style-name="T1"> nulle vai vairāk atkārtojumu</text:span></text:p>
                  </text:list-item>
                  <text:list-item>
                    <text:p><text:span text:style-name="T4">+</text:span><text:span text:style-name="T1"> viens vai vairāki atkārtojumi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DTD piemērs</text:span></text:p>
          </draw:text-box>
        </draw:frame>
        <draw:custom-shape draw:name="Rectangle 72" draw:style-name="gr19" draw:text-style-name="P33" draw:layer="layout" svg:width="22.064cm" svg:height="6.813cm" svg:x="2.936cm" svg:y="4.583cm">
          <text:list text:style-name="L4">
            <text:list-header>
              <text:p text:style-name="P32"><text:span text:style-name="T45">&lt;!ELEMENT persons (person</text:span><text:span text:style-name="T46">+</text:span><text:span text:style-name="T45">)&gt;</text:span></text:p>
              <text:p text:style-name="P32"><text:span text:style-name="T45">&lt;!ELEMENT person (name, </text:span><text:span text:style-name="T46">surname, </text:span><text:span text:style-name="T45">birthdate?, </text:span><text:span text:style-name="T46">address*</text:span><text:span text:style-name="T45">)&gt;</text:span></text:p>
              <text:p text:style-name="P32"><text:span text:style-name="T45">&lt;!ELEMENT name (#PCDATA)&gt;</text:span></text:p>
              <text:p text:style-name="P32"><text:span text:style-name="T45">&lt;!ELEMENT </text:span><text:span text:style-name="T46">sur</text:span><text:span text:style-name="T45">name (#PCDATA)&gt;</text:span></text:p>
              <text:p text:style-name="P32"><text:span text:style-name="T45">&lt;!ELEMENT birthdate (#PCDATA)&gt;</text:span></text:p>
              <text:p text:style-name="P32"><text:span text:style-name="T45">&lt;!ELEMENT </text:span><text:span text:style-name="T46">address</text:span><text:span text:style-name="T45"> (#PCDATA)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XML shēmas definīcija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XML shēmas definīcija (XSD — </text:span><text:span text:style-name="T4">X</text:span><text:span text:style-name="T1">ML </text:span><text:span text:style-name="T4">S</text:span><text:span text:style-name="T1">chema </text:span><text:span text:style-name="T4">D</text:span><text:span text:style-name="T1">efinition) ir jaunāks XML struktūras </text:span><text:span text:style-name="T1">definīcijas standarts</text:span></text:p>
              </text:list-item>
              <text:list-item>
                <text:p><text:span text:style-name="T1">XSD priekšrocības salīdzinājumā ar DTD:</text:span></text:p>
                <text:list>
                  <text:list-item>
                    <text:p><text:span text:style-name="T1">XSD ir arī XML</text:span></text:p>
                  </text:list-item>
                  <text:list-item>
                    <text:p><text:span text:style-name="T1">XSD atbalsta datu veidus (vesels skaitlis, virkne, URL, datums, laiks, peldošā punkta skaitlis)</text:span></text:p>
                  </text:list-item>
                  <text:list-item>
                    <text:p><text:span text:style-name="T1">XSD var paplašināt (tāpēc pielāgotos tipus var ieviest kā vispārīgāku tipu specializāciju)</text:span></text:p>
                  </text:list-item>
                  <text:list-item>
                    <text:p><text:span text:style-name="T1">XSD ir izteiksmīgāk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XSD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XML shēma ir XML struktūras deklarācija, un faila paplašinājums parasti ir .xsd</text:span></text:p>
              </text:list-item>
            </text:list>
          </draw:text-box>
        </draw:frame>
        <draw:custom-shape draw:name="Text Box 7" draw:style-name="gr20" draw:text-style-name="P35" draw:layer="layout" svg:width="27.172cm" svg:height="8.731cm" svg:x="0.428cm" svg:y="5.85cm">
          <text:list text:style-name="L4">
            <text:list-item>
              <text:p text:style-name="P34"><text:span text:style-name="T47">&lt;xsd:schema xmlns:xsd="http://www.w3.org/2001/XMLSchema"&gt;</text:span></text:p>
              <text:p text:style-name="P34"><text:span text:style-name="T47"><text:s text:c="4"/></text:span><text:span text:style-name="T47">&lt;xsd:element name="country" type="Country"/&gt;</text:span></text:p>
              <text:p text:style-name="P34"><text:span text:style-name="T47"><text:s text:c="4"/></text:span><text:span text:style-name="T47">&lt;xsd:complexType name="Country"&gt;</text:span></text:p>
              <text:p text:style-name="P34"><text:span text:style-name="T47"><text:s text:c="8"/></text:span><text:span text:style-name="T47">&lt;xsd:sequence&gt;</text:span></text:p>
              <text:p text:style-name="P34"><text:span text:style-name="T47"><text:s text:c="12"/></text:span><text:span text:style-name="T47">&lt;xsd:element name="name" type="xsd:string"/&gt;</text:span></text:p>
              <text:p text:style-name="P34"><text:span text:style-name="T47"><text:s text:c="12"/></text:span><text:span text:style-name="T47">&lt;xsd:element name="population" type="xsd:decimal"/&gt;</text:span></text:p>
              <text:p text:style-name="P34"><text:span text:style-name="T47"><text:s text:c="8"/></text:span><text:span text:style-name="T47">&lt;/xsd:sequence&gt;</text:span></text:p>
              <text:p text:style-name="P34"><text:span text:style-name="T47"><text:s text:c="4"/></text:span><text:span text:style-name="T47">&lt;/xsd:complexType&gt;</text:span></text:p>
              <text:p text:style-name="P34"><text:span text:style-name="T47">&lt;/xsd:schema&gt;</text:span></text:p>
              <text:p text:style-name="P34"><text:span text:style-name="T4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Piemērs: personas.xsd</text:span></text:p>
          </draw:text-box>
        </draw:frame>
        <draw:custom-shape draw:name="Rectangle 4" draw:style-name="gr21" draw:text-style-name="P19" draw:layer="layout" svg:width="24.6cm" svg:height="13.036cm" svg:x="2cm" svg:y="2.45cm">
          <text:list text:style-name="L3">
            <text:list-header>
              <text:p text:style-name="P18"><text:span text:style-name="T14">&lt;?xml version="1.0" encoding="UTF-8"?&gt;</text:span></text:p>
              <text:p text:style-name="P18"><text:span text:style-name="T14">&lt;xsd:schema xmlns:xsd="http://www.w3.org/2001/XMLSchema" elementFormDefault="qualified"&gt;</text:span></text:p>
              <text:p text:style-name="P18"><text:span text:style-name="T14"><text:s text:c="4"/></text:span><text:span text:style-name="T14">&lt;xsd:element name="persons" type="personType"/&gt;</text:span></text:p>
              <text:p text:style-name="P18"><text:span text:style-name="T14"><text:s text:c="4"/></text:span><text:span text:style-name="T14">&lt;xsd:complexType name="personType"&gt;</text:span></text:p>
              <text:p text:style-name="P18"><text:span text:style-name="T14"><text:s text:c="8"/></text:span><text:span text:style-name="T14">&lt;xsd:sequence maxOccurs="unbounded"&gt;</text:span></text:p>
              <text:p text:style-name="P18"><text:span text:style-name="T14"><text:s text:c="12"/></text:span><text:span text:style-name="T14">&lt;xsd:element name="person" type="personType"/&gt;</text:span></text:p>
              <text:p text:style-name="P18"><text:span text:style-name="T14"><text:s text:c="8"/></text:span><text:span text:style-name="T14">&lt;/xsd:sequence&gt;</text:span></text:p>
              <text:p text:style-name="P18"><text:span text:style-name="T14"><text:s text:c="4"/></text:span><text:span text:style-name="T14">&lt;/xsd:complexType&gt;</text:span></text:p>
              <text:p text:style-name="P18"><text:span text:style-name="T14"><text:s text:c="4"/></text:span><text:span text:style-name="T14">&lt;xsd:complexType name="personType"&gt;</text:span></text:p>
              <text:p text:style-name="P18"><text:span text:style-name="T14"><text:s text:c="8"/></text:span><text:span text:style-name="T14">&lt;xsd:sequence&gt;</text:span></text:p>
              <text:p text:style-name="P18"><text:span text:style-name="T14"><text:s text:c="12"/></text:span><text:span text:style-name="T14">&lt;xsd:element name="name" type="xsd:string"/&gt;</text:span></text:p>
              <text:p text:style-name="P18"><text:span text:style-name="T14"><text:s text:c="12"/></text:span><text:span text:style-name="T14">&lt;xsd:element name="surname" type="xsd:string"/&gt;</text:span></text:p>
              <text:p text:style-name="P18"><text:span text:style-name="T14"><text:s text:c="8"/></text:span><text:span text:style-name="T14">&lt;/xsd:sequence&gt;</text:span></text:p>
              <text:p text:style-name="P18"><text:span text:style-name="T14"><text:s text:c="8"/></text:span><text:span text:style-name="T14">&lt;xsd:attribute name="id" type="xsd:string"/&gt;</text:span></text:p>
              <text:p text:style-name="P18"><text:span text:style-name="T14"><text:s text:c="4"/></text:span><text:span text:style-name="T14">&lt;/xsd:complexType&gt;</text:span></text:p>
              <text:p text:style-name="P18"><text:span text:style-name="T14">&lt;/xsd:schema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2.77cm" svg:x="1.401cm" svg:y="0cm" presentation:class="title" presentation:user-transformed="true">
          <draw:text-box>
            <text:p>Atsaucoties uz XSD XML formātā</text:p>
          </draw:text-box>
        </draw:frame>
        <draw:frame presentation:style-name="pr3" draw:layer="layout" svg:width="24.639cm" svg:height="9.134cm" svg:x="1cm" svg:y="2.7cm" presentation:class="outline" presentation:user-transformed="true">
          <draw:text-box>
            <text:list text:style-name="L2">
              <text:list-item>
                <text:p><text:span text:style-name="T1">Lai deklarētu, ka personas.xml izmanto XSD shēmu persons.xsd, XML ir jāpievieno </text:span><text:span text:style-name="T1">šādas rindas:</text:span></text:p>
              </text:list-item>
            </text:list>
          </draw:text-box>
        </draw:frame>
        <draw:custom-shape draw:name="Rectangle 4" draw:style-name="gr22" draw:text-style-name="P29" draw:layer="layout" svg:width="21.713cm" svg:height="5.028cm" svg:x="3.392cm" svg:y="4.649cm">
          <text:list text:style-name="L3">
            <text:list-header>
              <text:p text:style-name="P28"><text:span text:style-name="T37">&lt;?xml version="1.0" encoding="UTF-8"?&gt;</text:span></text:p>
              <text:p text:style-name="P28"><text:span text:style-name="T48">&lt;!–- schema is located in the same folder --&gt;</text:span></text:p>
              <text:p text:style-name="P28"><text:span text:style-name="T37">&lt;persons </text:span><text:span text:style-name="T38">xmlns:xsi="http://www.w3.org/2001/XMLSchema-instance"</text:span></text:p>
              <text:p text:style-name="P30"><text:span text:style-name="T37"><text:s/></text:span><text:span text:style-name="T37"><text:tab/></text:span><text:span text:style-name="T37"><text:tab/></text:span><text:span text:style-name="T38">xsi:noNamespaceSchemaLocation="persons.xsd"</text:span><text:span text:style-name="T37">&gt;</text:span></text:p>
              <text:p text:style-name="P28"><text:span text:style-name="T37">. . .</text:span></text:p>
              <text:p text:style-name="P28"><text:span text:style-name="T37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3" draw:text-style-name="P37" draw:layer="layout" svg:width="21.838cm" svg:height="5.846cm" svg:x="3.323cm" svg:y="9.699cm">
          <text:list text:style-name="L3">
            <text:list-header>
              <text:p text:style-name="P36"><text:span text:style-name="T37">&lt;?xml version="1.0" encoding="UTF-8"?&gt;</text:span></text:p>
            </text:list-header>
          </text:list>
          <text:list text:style-name="L4">
            <text:list-header>
              <text:p text:style-name="P36"><text:span text:style-name="T48">&lt;!–- schema location specified as URL --&gt;</text:span></text:p>
              <text:p text:style-name="P36"><text:span text:style-name="T49">&lt;persons </text:span><text:span text:style-name="T50">xmlns:xsi="http://www.w3.org/2001/XMLSchema-instance" </text:span></text:p>
            </text:list-header>
          </text:list>
          <text:list text:style-name="L7">
            <text:list-header>
              <text:p text:style-name="P36"><text:span text:style-name="T51"><text:s text:c="2"/></text:span><text:span text:style-name="T50">xsi:noNamespaceSchemaLocation=</text:span></text:p>
              <text:p text:style-name="P36"><text:span text:style-name="T51"><text:s text:c="2"/></text:span><text:span text:style-name="T50">"http://www.ante.lv/lab01-music-serverside/data/persons.xsd"</text:span><text:span text:style-name="T49">&gt;</text:span></text:p>
            </text:list-header>
          </text:list>
          <text:list text:style-name="L3">
            <text:list-header>
              <text:p text:style-name="P36"><text:span text:style-name="T37">. . .</text:span></text:p>
              <text:p text:style-name="P36"><text:span text:style-name="T37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presentation:style-name="pr11" draw:layer="layout" svg:width="25.199cm" svg:height="1.388cm" svg:x="1.201cm" svg:y="0.711cm" presentation:class="title" presentation:user-transformed="true">
          <draw:text-box>
            <text:p>XML validācija</text:p>
          </draw:text-box>
        </draw:frame>
        <draw:frame presentation:style-name="pr3" draw:layer="layout" svg:width="26cm" svg:height="12.45cm" svg:x="1.2cm" svg:y="2.4cm" presentation:class="outline" presentation:user-transformed="true">
          <draw:text-box>
            <text:list text:style-name="L2">
              <text:list-item>
                <text:p><text:span text:style-name="T1">XML validācija tiek izmantota, lai nodrošinātu, ka informācija XML formātā ir pareiza </text:span><text:span text:style-name="T1">saskaņā ar uzņēmējdarbības noteikumiem</text:span></text:p>
              </text:list-item>
              <text:list-item>
                <text:p><text:span text:style-name="T1">Nederīgs (</text:span><text:span text:style-name="T8">invalid</text:span><text:span text:style-name="T1">) XML</text:span></text:p>
                <text:list>
                  <text:list-item>
                    <text:p><text:span text:style-name="T1">XML neatbilst XML sintakses noteikumiem</text:span></text:p>
                  </text:list-item>
                </text:list>
              </text:list-item>
              <text:list-item>
                <text:p><text:span text:style-name="T1">Pareizi izveidots (</text:span><text:span text:style-name="T8">well formed</text:span><text:span text:style-name="T1">) XML</text:span></text:p>
                <text:list>
                  <text:list-item>
                    <text:p><text:span text:style-name="T1">XML atbilst XML sintakses noteikumiem, kas ir vienādi visiem XML dokumentiem</text:span></text:p>
                  </text:list-item>
                </text:list>
              </text:list-item>
              <text:list-item>
                <text:p><text:span text:style-name="T1">Pareizs/atbilstošs (</text:span><text:span text:style-name="T8">valid</text:span><text:span text:style-name="T1">) XML</text:span></text:p>
                <text:list>
                  <text:list-item>
                    <text:p><text:span text:style-name="T1">Derīgs dokuments arī ievēro noteikumus, ko nosaka noteikta DTD vai XSD shēma saskaņā ar </text:span><text:span text:style-name="T1">lietojumprogrammas izvēlēm konkrētai shēmai.</text:span></text:p>
                  </text:list-item>
                  <text:list-item>
                    <text:p><text:span text:style-name="T1">XML pārbaudītājs tiešsaistē </text:span><text:span text:style-name="T1"><text:a xlink:href="http://tools.decisionsoft.com/schemaValidate/" xlink:type="simple">http://tools.decisionsoft.com/schemaValidate/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7" presentation:class="page"/>
          <draw:frame presentation:style-name="pr2" draw:text-style-name="P3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javax.xml. pakotne</text:p>
          </draw:text-box>
        </draw:frame>
        <draw:frame presentation:style-name="pr12" draw:text-style-name="P39" draw:layer="layout" svg:width="24.639cm" svg:height="12.192cm" svg:x="1.4cm" svg:y="3cm" presentation:class="outline" presentation:user-transformed="true">
          <draw:text-box>
            <text:list text:style-name="L2">
              <text:list-item>
                <text:p><text:span text:style-name="T35">Gan SAX, gan DOM parsētāji ir ieviesti standarta Javā:</text:span></text:p>
              </text:list-item>
              <text:list-item>
                <text:p><text:span text:style-name="T35">SAX parsētājs</text:span></text:p>
                <text:list>
                  <text:list-item>
                    <text:p><text:span text:style-name="T35">javax.xml.parsers.SAXParser</text:span></text:p>
                  </text:list-item>
                  <text:list-item>
                    <text:p><text:span text:style-name="T35">(faktiski) org.xml.sax.XMLReader</text:span></text:p>
                  </text:list-item>
                </text:list>
              </text:list-item>
              <text:list-item>
                <text:p><text:span text:style-name="T35">DOM parsētājs</text:span></text:p>
                <text:list>
                  <text:list-item>
                    <text:p><text:span text:style-name="T35">javax.xml.parsers.DocumentBuild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8" presentation:class="page"/>
          <draw:frame presentation:style-name="pr2" draw:text-style-name="P3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DOM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4">DOM</text:span><text:span text:style-name="T1"> (</text:span><text:span text:style-name="T4">D</text:span><text:span text:style-name="T1">ocument</text:span><text:span text:style-name="T4"> O</text:span><text:span text:style-name="T1">bject </text:span><text:span text:style-name="T4">M</text:span><text:span text:style-name="T1">odel) — starpplatformu un no valodas neatkarīga </text:span><text:span text:style-name="T1">konvencija objektu attēlošanai un mijiedarbībai ar HTML, XHTML un XML </text:span><text:span text:style-name="T1">dokumentiem.</text:span></text:p>
              </text:list-item>
              <text:list-item>
                <text:p><text:span text:style-name="T1">JDOM ir atmiņā ielādējams XML modelis, ko var izmantot, lai lasītu, rakstītu, izveidotu </text:span><text:span text:style-name="T1">un modificētu XML dokumentus.</text:span></text:p>
              </text:list-item>
              <text:list-item>
                <text:p><text:span text:style-name="T1">Ieguvumi</text:span></text:p>
                <text:list>
                  <text:list-item>
                    <text:p><text:span text:style-name="T1">Tas ļauj pārvietoties dokumentu kokā uz augšu un uz leju, iegūt bērnu elementus un vecāku </text:span><text:span text:style-name="T1">elementus utt.</text:span></text:p>
                  </text:list-item>
                  <text:list-item>
                    <text:p><text:span text:style-name="T1">Ļauj pievienot un noņemt sadaļas dokumentu kokā</text:span></text:p>
                  </text:list-item>
                  <text:list-item>
                    <text:p><text:span text:style-name="T1">Ļauj pārkārtot elementus utt.</text:span></text:p>
                  </text:list-item>
                </text:list>
              </text:list-item>
              <text:list-item>
                <text:p><text:span text:style-name="T1">Trūkumi</text:span></text:p>
                <text:list>
                  <text:list-item>
                    <text:p><text:span text:style-name="T1">Viss XML jāielādē atmiņā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SAX</text:span></text:p>
          </draw:text-box>
        </draw:frame>
        <draw:frame presentation:style-name="pr3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SAX</text:span><text:span text:style-name="T1"> (</text:span><text:span text:style-name="T4">S</text:span><text:span text:style-name="T1">imple </text:span><text:span text:style-name="T4">A</text:span><text:span text:style-name="T1">PI for </text:span><text:span text:style-name="T4">X</text:span><text:span text:style-name="T1">ML) <text:s/>ir uz notikumiem balstīts tiešsaistes algoritms XML </text:span><text:span text:style-name="T1">dokumentu parsēšanai ar API saskarni, ko izstrādājis XML-DEV adresātu saraksts.</text:span></text:p>
              </text:list-item>
              <text:list-item>
                <text:p><text:span text:style-name="T1">SAX parsētājs šķērso XML koku un nosūta notikumus, kad iegūst dažus struktūras </text:span><text:span text:style-name="T1">elementus, piemēram:</text:span></text:p>
                <text:list>
                  <text:list-item>
                    <text:p><text:span text:style-name="T1">Elementa sākums</text:span></text:p>
                  </text:list-item>
                  <text:list-item>
                    <text:p><text:span text:style-name="T1">Elementa beigas</text:span></text:p>
                  </text:list-item>
                  <text:list-item>
                    <text:p><text:span text:style-name="T1">Teksts</text:span></text:p>
                  </text:list-item>
                </text:list>
              </text:list-item>
              <text:list-item>
                <text:p><text:span text:style-name="T1">SAX parsētājs ziņo tikai par katru parsēšanas notikumu, kad tas notiek, un par visu, </text:span><text:span text:style-name="T1">izņemot informāciju par neslēgtiem elementiem</text:span></text:p>
                <text:list>
                  <text:list-item>
                    <text:p><text:span text:style-name="T1">Tas ir ātrs</text:span></text:p>
                  </text:list-item>
                  <text:list-item>
                    <text:p><text:span text:style-name="T1">nepieciešams mazs atmiņas daudzums, kas ir proporcionāls XML faila maksimālajam </text:span><text:span text:style-name="T1">dziļuma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lv" fo:country="LV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Pamatteksts" style:family="graphic">
      <style:paragraph-properties fo:margin-top="0cm" fo:margin-bottom="0.436cm" fo:line-height="115%" style:text-autospace="none"/>
    </style:style>
    <style:style style:name="Satura_20_rādītājs" style:display-name="Satura rādītājs" style:family="graphic">
      <style:paragraph-properties style:text-autospace="none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6T11:05:23</meta:creation-date>
    <dc:date>2025-01-28T12:21:10.208993378</dc:date>
    <meta:editing-duration>PT12H26M1S</meta:editing-duration>
    <meta:editing-cycles>71</meta:editing-cycles>
    <meta:generator>LibreOffice/7.6.7.2$Linux_X86_64 LibreOffice_project/60$Build-2</meta:generator>
    <dc:creator>Valdis Vītoliņš</dc:creator>
    <meta:document-statistic meta:object-count="157"/>
  </office:meta>
</office:document-meta>
</file>